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Quotations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font-size="32pt" officeooo:rsid="0000e450" officeooo:paragraph-rsid="0000e450" style:font-size-asian="32pt" style:font-size-complex="32pt"/>
    </style:style>
    <style:style style:name="P6" style:family="paragraph" style:parent-style-name="Text_20_body" style:list-style-name="L1">
      <style:paragraph-properties fo:text-align="justify" style:justify-single-word="false"/>
    </style:style>
    <style:style style:name="P7" style:family="paragraph" style:parent-style-name="Text_20_body" style:list-style-name="L2">
      <style:paragraph-properties fo:text-align="justify" style:justify-single-word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5">EJERCICIO SEMÁNTICA HTML</text:p>
      <text:p text:style-name="Standard"/>
      <text:p text:style-name="P3">Construir una <text:span text:style-name="Strong_20_Emphasis">página web de artículo técnico</text:span> que simula una publicación en línea. El contenido debe estar organizado con HTML semántico.</text:p>
      <text:h text:style-name="P2" text:outline-level="2"><text:s text:c="6"/>Requisitos de HTML semántico</text:h>
      <text:list text:style-name="L1">
        <text:list-item>
          <text:p text:style-name="P6"><text:span text:style-name="Strong_20_Emphasis"><text:span text:style-name="Source_20_Text">&lt;header&gt;</text:span></text:span></text:p>
          <text:list>
            <text:list-item>
              <text:p text:style-name="P6">Logo (puede ser texto en un <text:span text:style-name="Source_20_Text">&lt;h1&gt;</text:span> o <text:span text:style-name="Source_20_Text">&lt;span&gt;</text:span>)</text:p>
            </text:list-item>
            <text:list-item>
              <text:p text:style-name="P6">Nombre del sitio</text:p>
            </text:list-item>
            <text:list-item>
              <text:p text:style-name="P6">Barra de navegación (<text:span text:style-name="Source_20_Text">&lt;nav&gt;</text:span>) con al menos 3 enlaces ficticios</text:p>
            </text:list-item>
          </text:list>
        </text:list-item>
        <text:list-item>
          <text:p text:style-name="P6"><text:span text:style-name="Strong_20_Emphasis"><text:span text:style-name="Source_20_Text">&lt;main&gt;</text:span></text:span><text:line-break/>Contiene dos elementos principales:</text:p>
          <text:list>
            <text:list-item>
              <text:p text:style-name="P6"><text:span text:style-name="Strong_20_Emphasis"><text:span text:style-name="Source_20_Text">&lt;article&gt;</text:span></text:span></text:p>
              <text:list>
                <text:list-item>
                  <text:p text:style-name="P6">Título del artículo (<text:span text:style-name="Source_20_Text">&lt;h1&gt;</text:span>)</text:p>
                </text:list-item>
                <text:list-item>
                  <text:p text:style-name="P6">Fecha y autor (<text:span text:style-name="Source_20_Text">&lt;p&gt;</text:span> con <text:span text:style-name="Source_20_Text">&lt;small&gt;</text:span>, o <text:span text:style-name="Source_20_Text">&lt;address&gt;</text:span>)</text:p>
                </text:list-item>
                <text:list-item>
                  <text:p text:style-name="P6">Contenido dividido en varias <text:span text:style-name="Strong_20_Emphasis"><text:span text:style-name="Source_20_Text">&lt;section&gt;</text:span></text:span>, cada una con:</text:p>
                  <text:list>
                    <text:list-item>
                      <text:p text:style-name="P6">Subtítulo (<text:span text:style-name="Source_20_Text">&lt;h2&gt;</text:span>)</text:p>
                    </text:list-item>
                    <text:list-item>
                      <text:p text:style-name="P6">Texto (<text:span text:style-name="Source_20_Text">&lt;p&gt;</text:span>, listas, citas, imágenes si quieren)</text:p>
                    </text:list-item>
                  </text:list>
                </text:list-item>
              </text:list>
            </text:list-item>
            <text:list-item>
              <text:p text:style-name="P6"><text:span text:style-name="Strong_20_Emphasis"><text:span text:style-name="Source_20_Text">&lt;aside&gt;</text:span></text:span></text:p>
              <text:list>
                <text:list-item>
                  <text:p text:style-name="P6">Biografía corta del autor</text:p>
                </text:list-item>
                <text:list-item>
                  <text:p text:style-name="P6">Enlaces a artículos relacionados (pueden ser <text:span text:style-name="Source_20_Text">&lt;ul&gt;</text:span> con <text:span text:style-name="Source_20_Text">&lt;a&gt;</text:span>)</text:p>
                </text:list-item>
              </text:list>
            </text:list-item>
          </text:list>
        </text:list-item>
        <text:list-item>
          <text:p text:style-name="P6"><text:span text:style-name="Strong_20_Emphasis"><text:span text:style-name="Source_20_Text">&lt;footer&gt;</text:span></text:span></text:p>
          <text:list>
            <text:list-item>
              <text:p text:style-name="P6">Derechos de autor</text:p>
            </text:list-item>
            <text:list-item>
              <text:p text:style-name="P6">Información de contacto ficticia</text:p>
            </text:list-item>
            <text:list-item>
              <text:p text:style-name="P6">Año actual</text:p>
            </text:list-item>
          </text:list>
        </text:list-item>
      </text:list>
      <text:p text:style-name="P1"/>
      <text:h text:style-name="P2" text:outline-level="2"><text:s text:c="5"/>Buenas prácticas a aplicar</text:h>
      <text:list text:style-name="L2">
        <text:list-item>
          <text:p text:style-name="P7">Uso correcto de títulos (<text:span text:style-name="Source_20_Text">h1</text:span> → <text:span text:style-name="Source_20_Text">h2</text:span> → <text:span text:style-name="Source_20_Text">h3</text:span>…)</text:p>
        </text:list-item>
        <text:list-item>
          <text:p text:style-name="P7"><text:soft-page-break/>No abusar de <text:span text:style-name="Source_20_Text">&lt;div&gt;</text:span> (sólo cuando sea necesario)</text:p>
        </text:list-item>
        <text:list-item>
          <text:p text:style-name="P7">Etiquetas semánticas para contenido con propósito claro</text:p>
        </text:list-item>
        <text:list-item>
          <text:p text:style-name="P7">Accesibilidad básica (usar <text:span text:style-name="Source_20_Text">alt</text:span> en imágenes, texto legible)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3T10:41:48.623000000</meta:creation-date>
    <dc:date>2025-05-23T10:44:54.856000000</dc:date>
    <meta:editing-duration>PT3M6S</meta:editing-duration>
    <meta:editing-cycles>1</meta:editing-cycles>
    <meta:document-statistic meta:table-count="0" meta:image-count="0" meta:object-count="0" meta:page-count="2" meta:paragraph-count="26" meta:word-count="168" meta:character-count="968" meta:non-whitespace-character-count="837"/>
    <meta:generator>LibreOffice/24.2.1.2$Windows_X86_64 LibreOffice_project/db4def46b0453cc22e2d0305797cf981b68ef5ac</meta:generator>
  </office:meta>
</office:document-meta>
</file>